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registro-de-roles"/>Registro de Roles<text:bookmark-end text:name="registro-de-role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5/role-registry" office:name=""><text:span text:style-name="Definition">https://blueprint.ecohubs.community/es/articles/rcos-templates/layer-5/role-registry</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5 — Operaciones y Coordinación</text:p>
        </text:list-item>
        <text:list-item>
          <text:p text:style-name="P2"><text:span text:style-name="T1">Estado:</text:span> Plantilla — adapta para tu comunidad</text:p>
        </text:list-item>
        <text:list-item>
          <text:p text:style-name="P2"><text:span text:style-name="T1">Referencia RCOS:</text:span> <text:a xlink:type="simple" xlink:href="https://blueprint.ecohubs.community/es/articles/rcos-core/v0-1/layer-5-operations-coordination#71-roles-and-responsibilities" office:name=""><text:span text:style-name="Definition">§7.1</text:span></text:a>, <text:a xlink:type="simple" xlink:href="https://blueprint.ecohubs.community/es/articles/rcos-core/v0-1/layer-5-operations-coordination#76-artifacts" office:name=""><text:span text:style-name="Definition">§7.6</text:span></text:a></text:p>
        </text:list-item>
      </text:list>
      <text:p text:style-name="Horizontal_20_Line"/>
      <text:h text:style-name="Heading_20_2" text:outline-level="2"><text:bookmark-start text:name="visión-general"/>Visión general<text:bookmark-end text:name="visión-general"/></text:h>
      <text:p text:style-name="First_20_paragraph"><text:span text:style-name="T2">Cláusulas RCOS: </text:span><text:a xlink:type="simple" xlink:href="https://blueprint.ecohubs.community/es/articles/rcos-core/v0-1/layer-5-operations-coordination#71-roles-and-responsibilities" office:name=""><text:span text:style-name="Definition"><text:span text:style-name="T2">7.1.1</text:span></text:span></text:a><text:span text:style-name="T2">, </text:span><text:a xlink:type="simple" xlink:href="https://blueprint.ecohubs.community/es/articles/rcos-core/v0-1/layer-5-operations-coordination#71-roles-and-responsibilities" office:name=""><text:span text:style-name="Definition"><text:span text:style-name="T2">7.1.2</text:span></text:span></text:a><text:span text:style-name="T2">, </text:span><text:a xlink:type="simple" xlink:href="https://blueprint.ecohubs.community/es/articles/rcos-core/v0-1/layer-5-operations-coordination#71-roles-and-responsibilities" office:name=""><text:span text:style-name="Definition"><text:span text:style-name="T2">7.1.4</text:span></text:span></text:a><text:span text:style-name="T2">, </text:span><text:a xlink:type="simple" xlink:href="https://blueprint.ecohubs.community/es/articles/rcos-core/v0-1/layer-5-operations-coordination#77-layer-invariants" office:name=""><text:span text:style-name="Definition"><text:span text:style-name="T2">7.7.1</text:span></text:span></text:a></text:p>
      <text:p text:style-name="P3"><text:span text:style-name="T1">Justificación — ¿Por qué exigir que cada responsabilidad tenga un rol con nombre</text:span></text:p>
      <text:p text:style-name="P3">Las responsabilidades continuas sin roles explícitos se convierten en trabajo invisible — lo hace quien se da cuenta, genera resentimiento silencioso y es imposible de traspasar. Convertir cada responsabilidad continua en un rol con nombre y rendición de cuentas es lo que evita que la comunidad funcione a base de la buena voluntad no reconocida de unos pocos miembros.</text:p>
      <text:p text:style-name="P4"><text:span text:style-name="T1">Instrucciones — Cómo rellenar esto</text:span></text:p>
      <text:p text:style-name="P4">Distingue los roles operativos (que llevan autoridad delegada según la Matriz de Decisiones) de los roles funcionales (limitados a contribuciones, sin autoridad de gobernanza especial). Indica la definición de “en buen estado” que usarás para la elegibilidad.</text:p>
      <text:p text:style-name="First_20_paragraph">Este registro define todos los roles reconocidos dentro de la comunidad. Los roles son <text:span text:style-name="T1">operativos</text:span> (con autoridad delegada según la Matriz de Decisiones) o <text:span text:style-name="T1">funcionales</text:span> (limitados a contribuciones, sin autoridad de gobernanza especial más allá de los derechos de Miembro Pleno).</text:p>
      <text:p text:style-name="P5">“<text:span text:style-name="T1">En buen estado</text:span>” significa un Miembro Pleno que ha cumplido sus expectativas de participación en el último <text:span text:style-name="T2">&lt;período&gt;</text:span> y no está actualmente sujeto a un proceso de rendición de cuentas activo ni a una revisión de conflicto bajo la Capa 4.</text:p>
      <text:p text:style-name="Horizontal_20_Line"/>
      <text:h text:style-name="Heading_20_2" text:outline-level="2"><text:bookmark-start text:name="tabla-resumen"/>Tabla resumen<text:bookmark-end text:name="tabla-resumen"/></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text:p>
            </table:table-cell>
            <table:table-cell table:style-name="TableHeaderRowCell" office:value-type="string">
              <text:p text:style-name="Table_20_Heading">Tipo</text:p>
            </table:table-cell>
            <table:table-cell table:style-name="TableHeaderRowCell" office:value-type="string">
              <text:p text:style-name="Table_20_Heading">Titular actua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vo / Funcional&gt;</text:span></text:p>
          </table:table-cell>
          <table:table-cell table:style-name="TableRowCell" office:value-type="string">
            <text:p text:style-name="Table_20_Contents"><text:span text:style-name="T2">&lt;titular o </text:span>“<text:span text:style-name="T2">Vacante</text:span>”<text:span text:style-name="T2">&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roles-operativos"/>Roles operativos<text:bookmark-end text:name="roles-operativos"/></text:h>
      <text:p text:style-name="First_20_paragraph"><text:span text:style-name="T2">Cláusulas RCOS: </text:span><text:a xlink:type="simple" xlink:href="https://blueprint.ecohubs.community/es/articles/rcos-core/v0-1/layer-5-operations-coordination#71-roles-and-responsibilities" office:name=""><text:span text:style-name="Definition"><text:span text:style-name="T2">7.1.2</text:span></text:span></text:a><text:span text:style-name="T2">, </text:span><text:a xlink:type="simple" xlink:href="https://blueprint.ecohubs.community/es/articles/rcos-core/v0-1/layer-5-operations-coordination#71-roles-and-responsibilities" office:name=""><text:span text:style-name="Definition"><text:span text:style-name="T2">7.1.3</text:span></text:span></text:a></text:p>
      <text:p text:style-name="P6"><text:span text:style-name="T1">Justificación — ¿Por qué definir la rendición de cuentas para la autoridad delegada</text:span></text:p>
      <text:p text:style-name="P6">Los roles operativos tienen poder real — pueden actuar sin votación comunitaria dentro de su ámbito. Ese poder solo se mantiene seguro si cada rol tiene un mecanismo claro de rendición de cuentas: quién puede plantear preocupaciones, cómo se realiza la revisión y cómo se puede reasignar un rol cuando se rompe la confianza.</text:p>
      <text:p text:style-name="P7"><text:span text:style-name="T1">Instrucciones — Cómo rellenar esto</text:span></text:p>
      <text:p text:style-name="P7">Para cada rol operativo, completa la plantilla a continuación con ámbito concreto, autoridad de decisión, interfaces, elegibilidad, mandato, nombramiento, revisión/remoción y requisitos de traspaso.</text:p>
      <text:p text:style-name="First_20_paragraph">Los roles operativos tienen autoridad delegada para actuar dentro de límites explícitamente definidos sin votación de Miembros Plenos, tal como se define en la Matriz de Decisiones (Capa 2). Todos los titulares de roles operativos rinden cuentas colectivamente ante los Miembros Plenos. Cualquier Miembro Pleno puede plantear una preocupación sobre cómo se está desempeñando un rol; la reasignación requiere una votación Estratégica.</text:p>
      <text:p text:style-name="Horizontal_20_Line"/>
      <text:h text:style-name="Heading_20_3" text:outline-level="3"><text:bookmark-start text:name="nombre-del-rol-operativo-p-ej-administrador-de-membresía"/><text:span text:style-name="T2">&lt;Nombre del rol operativo, p. ej. Administrador de Membresía&gt;</text:span><text:bookmark-end text:name="nombre-del-rol-operativo-p-ej-administrador-de-membresía"/></text:h>
      <text:list text:style-name="L3">
        <text:list-item>
          <text:p text:style-name="P8"><text:span text:style-name="T1">Propósito:</text:span> <text:span text:style-name="T2">&lt;propósito en una frase.&gt;</text:span></text:p>
        </text:list-item>
        <text:list-item>
          <text:p text:style-name="P8"><text:span text:style-name="T1">Ámbito de responsabilidad:</text:span> </text:p>
        </text:list-item>
        <text:list-item>
          <text:p text:style-name="P8"><text:span text:style-name="T1">Autoridad de decisión:</text:span> <text:span text:style-name="T2">&lt;qué decisiones de la Matriz de Decisiones ejecuta este rol; límites explícitos.&gt;</text:span></text:p>
        </text:list-item>
        <text:list-item>
          <text:p text:style-name="P8"><text:span text:style-name="T1">Interfaces:</text:span> </text:p>
        </text:list-item>
        <text:list-item>
          <text:p text:style-name="P8"><text:span text:style-name="T1">Criterios de elegibilidad:</text:span> <text:span text:style-name="T2">&lt;Miembro Pleno en buen estado; cualquier criterio adicional.&gt;</text:span></text:p>
        </text:list-item>
        <text:list-item>
          <text:p text:style-name="P8"><text:span text:style-name="T1">Mandato / rotación:</text:span> <text:span text:style-name="T2">&lt;continuo / rotativo / mandato fijo.&gt;</text:span></text:p>
        </text:list-item>
        <text:list-item>
          <text:p text:style-name="P8"><text:span text:style-name="T1">Proceso de nombramiento:</text:span> <text:span text:style-name="T2">&lt;cómo se asigna el rol.&gt;</text:span></text:p>
        </text:list-item>
        <text:list-item>
          <text:p text:style-name="P8"><text:span text:style-name="T1">Revisión y remoción:</text:span> <text:span text:style-name="T2">&lt;cómo se plantean preocupaciones; reasignación mediante votación Estratégica.&gt;</text:span></text:p>
        </text:list-item>
        <text:list-item>
          <text:p text:style-name="P8"><text:span text:style-name="T1">Traspaso:</text:span> <text:span text:style-name="T2">&lt;qué debe transferirse antes de dejar el cargo.&gt;</text:span></text:p>
        </text:list-item>
      </text:list>
      <text:p text:style-name="Horizontal_20_Line"/>
      <text:h text:style-name="Heading_20_3" text:outline-level="3"><text:bookmark-start text:name="nombre-del-rol-operativo-p-ej-administrador-de-finanzas"/><text:span text:style-name="T2">&lt;Nombre del rol operativo, p. ej. Administrador de Finanzas&gt;</text:span><text:bookmark-end text:name="nombre-del-rol-operativo-p-ej-administrador-de-finanzas"/></text:h>
      <text:list text:style-name="L4">
        <text:list-item>
          <text:p text:style-name="P9"><text:span text:style-name="T1">Propósito:</text:span> <text:span text:style-name="T2">&lt;propósito.&gt;</text:span></text:p>
        </text:list-item>
        <text:list-item>
          <text:p text:style-name="P9"><text:span text:style-name="T1">Ámbito de responsabilidad:</text:span> <text:span text:style-name="T2">&lt;responsabilidades.&gt;</text:span></text:p>
        </text:list-item>
        <text:list-item>
          <text:p text:style-name="P9"><text:span text:style-name="T1">Autoridad de decisión:</text:span> <text:span text:style-name="T2">&lt;ámbito en la Matriz de Decisiones; límite de gasto.&gt;</text:span></text:p>
        </text:list-item>
        <text:list-item>
          <text:p text:style-name="P9"><text:span text:style-name="T1">Interfaces:</text:span> </text:p>
        </text:list-item>
        <text:list-item>
          <text:p text:style-name="P9"><text:span text:style-name="T1">Criterios de elegibilidad:</text:span> </text:p>
        </text:list-item>
        <text:list-item>
          <text:p text:style-name="P9"><text:span text:style-name="T1">Mandato / rotación:</text:span> <text:span text:style-name="T2">&lt;…&gt;</text:span></text:p>
        </text:list-item>
        <text:list-item>
          <text:p text:style-name="P9"><text:span text:style-name="T1">Proceso de nombramiento:</text:span> <text:span text:style-name="T2">&lt;…&gt;</text:span></text:p>
        </text:list-item>
        <text:list-item>
          <text:p text:style-name="P9"><text:span text:style-name="T1">Revisión y remoción:</text:span> <text:span text:style-name="T2">&lt;…&gt;</text:span></text:p>
        </text:list-item>
        <text:list-item>
          <text:p text:style-name="P9"><text:span text:style-name="T1">Traspaso:</text:span> <text:span text:style-name="T2">&lt;…&gt;</text:span></text:p>
        </text:list-item>
      </text:list>
      <text:p text:style-name="Horizontal_20_Line"/>
      <text:h text:style-name="Heading_20_3" text:outline-level="3"><text:bookmark-start text:name="añade-roles-operativos-adicionales-según-sea-necesario-p-ej-administrador-de-infraestructura-administrador-de-comunicaciones"/><text:span text:style-name="T2">&lt;Añade roles operativos adicionales según sea necesario (p. ej. Administrador de Infraestructura, Administrador de Comunicaciones).&gt;</text:span><text:bookmark-end text:name="añade-roles-operativos-adicionales-según-sea-necesario-p-ej-administrador-de-infraestructura-administrador-de-comunicaciones"/></text:h>
      <text:p text:style-name="Horizontal_20_Line"/>
      <text:h text:style-name="Heading_20_2" text:outline-level="2"><text:bookmark-start text:name="roles-funcionales"/>Roles funcionales<text:bookmark-end text:name="roles-funcionales"/></text:h>
      <text:p text:style-name="First_20_paragraph"><text:span text:style-name="T2">Cláusulas RCOS: </text:span><text:a xlink:type="simple" xlink:href="https://blueprint.ecohubs.community/es/articles/rcos-core/v0-1/layer-5-operations-coordination#71-roles-and-responsibilities" office:name=""><text:span text:style-name="Definition"><text:span text:style-name="T2">7.1.1</text:span></text:span></text:a><text:span text:style-name="T2">, </text:span><text:a xlink:type="simple" xlink:href="https://blueprint.ecohubs.community/es/articles/rcos-core/v0-1/layer-5-operations-coordination#71-roles-and-responsibilities" office:name=""><text:span text:style-name="Definition"><text:span text:style-name="T2">7.1.2</text:span></text:span></text:a></text:p>
      <text:p text:style-name="P10"><text:span text:style-name="T1">Justificación — ¿Por qué separar los roles funcionales de los operativos</text:span></text:p>
      <text:p text:style-name="P10">No toda contribución necesita autoridad delegada — la mayor parte del trabajo consiste en hacer, no en decidir. Los roles funcionales nombran ámbitos de contribución sin agrupar poder de gobernanza, de modo que los miembros puedan optar por realizar trabajo sin una transferencia de autoridad, y para que el sistema de gobernanza mantenga claridad sobre quién puede actuar en nombre de la comunidad.</text:p>
      <text:p text:style-name="P11"><text:span text:style-name="T1">Instrucciones — Cómo rellenar esto</text:span></text:p>
      <text:p text:style-name="P11">Para cada rol funcional, define propósito, ámbito, interfaces, elegibilidad y traspaso. Los roles funcionales no requieren votación para asumirlos — basta con una declaración.</text:p>
      <text:p text:style-name="First_20_paragraph">Los roles funcionales definen el ámbito de contribución de un miembro. No tienen autoridad de gobernanza delegada más allá de los derechos de Miembro Pleno. Cualquier Miembro Pleno puede asumir un rol funcional declarándolo; no se requiere votación. Los roles pueden dejarse vacantes en cualquier momento mediante notificación.</text:p>
      <text:p text:style-name="Horizontal_20_Line"/>
      <text:h text:style-name="Heading_20_3" text:outline-level="3"><text:bookmark-start text:name="nombre-del-rol-funcional-p-ej-facilitador"/><text:span text:style-name="T2">&lt;Nombre del rol funcional, p. ej. Facilitador&gt;</text:span><text:bookmark-end text:name="nombre-del-rol-funcional-p-ej-facilitador"/></text:h>
      <text:list text:style-name="L5">
        <text:list-item>
          <text:p text:style-name="P12"><text:span text:style-name="T1">Propósito:</text:span> <text:span text:style-name="T2">&lt;propósito.&gt;</text:span></text:p>
        </text:list-item>
        <text:list-item>
          <text:p text:style-name="P12"><text:span text:style-name="T1">Ámbito de responsabilidad:</text:span> <text:span text:style-name="T2">&lt;responsabilidades.&gt;</text:span></text:p>
        </text:list-item>
        <text:list-item>
          <text:p text:style-name="P12"><text:span text:style-name="T1">Autoridad de decisión:</text:span> </text:p>
        </text:list-item>
        <text:list-item>
          <text:p text:style-name="P12"><text:span text:style-name="T1">Interfaces:</text:span> </text:p>
        </text:list-item>
        <text:list-item>
          <text:p text:style-name="P12"><text:span text:style-name="T1">Criterios de elegibilidad:</text:span> <text:span text:style-name="T2">&lt;Miembro Pleno; cualquier preferencia adicional.&gt;</text:span></text:p>
        </text:list-item>
        <text:list-item>
          <text:p text:style-name="P12"><text:span text:style-name="T1">Mandato / rotación:</text:span> </text:p>
        </text:list-item>
        <text:list-item>
          <text:p text:style-name="P12"><text:span text:style-name="T1">Proceso de nombramiento:</text:span> <text:span text:style-name="T2">&lt;autodeclaración.&gt;</text:span></text:p>
        </text:list-item>
        <text:list-item>
          <text:p text:style-name="P12"><text:span text:style-name="T1">Revisión y remoción:</text:span> <text:span text:style-name="T2">&lt;puede dejarse vacante en cualquier momento; sustitución por conflicto de interés según la Capa 4 si corresponde.&gt;</text:span></text:p>
        </text:list-item>
        <text:list-item>
          <text:p text:style-name="P12"><text:span text:style-name="T1">Traspaso:</text:span> </text:p>
        </text:list-item>
      </text:list>
      <text:p text:style-name="Horizontal_20_Line"/>
      <text:h text:style-name="Heading_20_3" text:outline-level="3"><text:bookmark-start text:name="añade-roles-funcionales-adicionales-según-sea-necesario"/><text:span text:style-name="T2">&lt;Añade roles funcionales adicionales según sea necesario.&gt;</text:span><text:bookmark-end text:name="añade-roles-funcionales-adicionales-según-sea-necesario"/></text:h>
      <text:p text:style-name="Horizontal_20_Line"/>
      <text:h text:style-name="Heading_20_2" text:outline-level="2"><text:bookmark-start text:name="registro-de-ratificación"/>Registro de ratificación<text:bookmark-end text:name="registro-de-ratificación"/></text:h>
      <text:list text:style-name="L6">
        <text:list-item>
          <text:p text:style-name="P13"><text:span text:style-name="T1">Adoptado:</text:span> </text:p>
        </text:list-item>
        <text:list-item>
          <text:p text:style-name="P13"><text:span text:style-name="T1">Tipo de decisión:</text:span> Estratégica</text:p>
        </text:list-item>
        <text:list-item>
          <text:p text:style-name="P13"><text:span text:style-name="T1">Versión:</text:span> &lt;versión&gt;</text:p>
        </text:list-item>
        <text:list-item>
          <text:p text:style-name="P13"><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5Z</meta:creation-date>
    <dc:date>2026-04-29T01:58:25Z</dc:date>
    <meta:user-defined meta:name="title-meta" meta:value-type="string">Registro de Roles</meta:user-defined>
  </office:meta>
</office:document-meta>
</file>